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5pt" fo:font-weight="bold" style:font-size-asian="15pt" style:font-weight-asian="bold" style:font-size-complex="15pt"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itle_5f_SE2">
      <style:paragraph-properties fo:line-height="100%"/>
    </style:style>
    <style:style style:name="P10" style:family="paragraph" style:parent-style-name="Title_5f_SE2">
      <style:paragraph-properties fo:margin-top="0cm" fo:margin-bottom="0cm" fo:line-height="100%"/>
    </style:style>
    <style:style style:name="P11" style:family="paragraph" style:parent-style-name="Title">
      <style:text-properties fo:language="en" fo:country="US"/>
    </style:style>
    <style:style style:name="P12" style:family="paragraph" style:parent-style-name="Standard" style:master-page-name="frontPageRasd">
      <style:paragraph-properties fo:text-align="center" style:justify-single-word="false" style:page-number="auto"/>
    </style:style>
    <style:style style:name="P13" style:family="paragraph" style:parent-style-name="Standard" style:master-page-name="Index">
      <style:paragraph-properties fo:text-align="center" style:justify-single-word="false" style:page-number="auto"/>
    </style:style>
    <style:style style:name="P14" style:family="paragraph" style:parent-style-name="Heading_20_1" style:master-page-name="Standard">
      <style:paragraph-properties style:page-number="1"/>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Heading_20_2">
      <style:text-properties fo:language="en" fo:country="US"/>
    </style:style>
    <style:style style:name="P18" style:family="paragraph" style:parent-style-name="Contents_20_2">
      <style:paragraph-properties>
        <style:tab-stops>
          <style:tab-stop style:position="15.503cm" style:type="right" style:leader-style="dotted" style:leader-text="."/>
        </style:tab-stops>
      </style:paragraph-properties>
    </style:style>
    <style:style style:name="P19" style:family="paragraph" style:parent-style-name="Text_20_body" style:list-style-name="L1">
      <style:text-properties fo:language="en" fo:country="US"/>
    </style:style>
    <style:style style:name="P20" style:family="paragraph" style:parent-style-name="Text_20_body" style:list-style-name="L5">
      <style:text-properties fo:language="en" fo:country="US"/>
    </style:style>
    <style:style style:name="P21" style:family="paragraph" style:parent-style-name="Text_20_body" style:list-style-name="L2"/>
    <style:style style:name="P22" style:family="paragraph" style:parent-style-name="Text_20_body">
      <style:text-properties fo:font-weight="bold" style:font-weight-asian="bold" style:font-weight-complex="bold"/>
    </style:style>
    <style:style style:name="P23" style:family="paragraph" style:parent-style-name="Text_20_body" style:list-style-name="L2">
      <style:text-properties fo:font-weight="bold" style:font-weight-asian="bold" style:font-weight-complex="bold"/>
    </style:style>
    <style:style style:name="P24" style:family="paragraph" style:parent-style-name="Text_20_body" style:list-style-name="L9">
      <style:text-properties fo:font-weight="bold" style:font-weight-asian="bold" style:font-weight-complex="bold"/>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text-properties fo:font-weight="normal" style:font-weight-asian="normal" style:font-weight-complex="normal"/>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9">
      <style:text-properties style:font-name="cmbx122"/>
    </style:style>
    <style:style style:name="P33" style:family="paragraph" style:parent-style-name="Text_20_body" style:list-style-name="L9">
      <style:paragraph-properties>
        <style:tab-stops>
          <style:tab-stop style:position="1.646cm"/>
        </style:tab-stops>
      </style:paragraph-properties>
      <style:text-properties style:font-name="cmbx122"/>
    </style:style>
    <style:style style:name="P34" style:family="paragraph" style:list-style-name="L9"/>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18pt" fo:language="en" fo:country="US" fo:font-weight="normal" style:font-size-asian="18pt" style:font-weight-asian="normal" style:font-size-complex="18pt" style:font-weight-complex="normal"/>
    </style:style>
    <style:style style:name="T3" style:family="text">
      <style:text-properties style:font-name="Times New Roman" fo:font-size="20pt" fo:language="en" fo:country="US" fo:font-weight="normal" style:font-size-asian="20pt" style:font-weight-asian="normal" style:font-size-complex="20pt" style:font-weight-complex="normal"/>
    </style:style>
    <style:style style:name="T4" style:family="text">
      <style:text-properties fo:font-size="16pt" fo:language="en" fo:country="US"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cmbx122" fo:font-size="28pt" fo:language="en" fo:country="US" fo:font-weight="normal" style:font-size-asian="28pt" style:font-weight-asian="normal" style:font-size-complex="28pt" style:font-weight-complex="normal"/>
    </style:style>
    <style:style style:name="T8" style:family="text">
      <style:text-properties style:font-name="cmr12" fo:font-size="16pt" fo:language="en" fo:country="US" fo:font-weight="normal" style:font-size-asian="16pt" style:font-weight-asian="normal" style:font-size-complex="16pt" style:font-weight-complex="normal"/>
    </style:style>
    <style:style style:name="T9" style:family="text">
      <style:text-properties style:font-name="cmr12" fo:font-size="16pt" fo:font-weight="normal" style:font-size-asian="16pt" style:font-weight-asian="normal" style:font-size-complex="16pt" style:font-weight-complex="normal"/>
    </style:style>
    <style:style style:name="T10" style:family="text">
      <style:text-properties style:font-name="cmr12" fo:font-size="18pt" fo:language="en" fo:country="US" fo:font-weight="normal" style:font-size-asian="18pt" style:font-weight-asian="normal" style:font-size-complex="18pt" style:font-weight-complex="normal"/>
    </style:style>
    <style:style style:name="T11" style:family="text">
      <style:text-properties style:font-name="Palatino Linotype1" fo:font-size="16pt" fo:language="en" fo:country="US" fo:font-weight="normal" style:font-size-asian="16pt" style:font-weight-asian="normal" style:font-size-complex="16pt" style:font-weight-complex="normal"/>
    </style:style>
    <style:style style:name="T12" style:family="text">
      <style:text-properties fo:font-size="12pt" style:font-size-asian="12pt" style:font-size-complex="12pt"/>
    </style:style>
    <style:style style:name="T13" style:family="text">
      <style:text-properties style:font-name="cmbx122"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itle_5f_SE"><text:span text:style-name="T8">POLITECNICO DI MILANO</text:span></text:span></text:p>
      <text:p text:style-name="P11"><text:span text:style-name="Title_5f_SE"><text:span text:style-name="T9">SOFTWARE ENGINEERING 2</text:span></text:span></text:p>
      <text:p text:style-name="Title_5f_SE2"><text:span text:style-name="Title_5f_SE"><text:span text:style-name="T1"/></text:span></text:p>
      <text:p text:style-name="Title_5f_SE2"><text:span text:style-name="Title_5f_SE"><text:span text:style-name="T1"/></text:span></text:p>
      <text:p text:style-name="P9"><text:span text:style-name="Title_5f_SE"><text:span text:style-name="T7">Requirements Analysis </text:span></text:span></text:p>
      <text:p text:style-name="P10"><text:span text:style-name="Title_5f_SE"><text:span text:style-name="T7">and</text:span></text:span></text:p>
      <text:p text:style-name="Title_5f_SE2"><text:span text:style-name="Title_5f_SE"><text:span text:style-name="T7"><text:s/>Specification Document</text:span></text:span></text:p>
      <text:p text:style-name="Title"><text:span text:style-name="Title_5f_SE"><text:span text:style-name="T3"/></text:span></text:p>
      <text:p text:style-name="Title_5f_SE2"><text:span text:style-name="Title_5f_SE"><text:span text:style-name="T1"/></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11">Mirjam Škarica</text:span></text:span></text:p>
      <text:p text:style-name="P3"><text:span text:style-name="Title_5f_SE"><text:span text:style-name="T10"/></text:span></text:p>
      <text:p text:style-name="P4"><text:span text:style-name="Title_5f_SE"><text:span text:style-name="T10"/></text:span></text:p>
      <text:p text:style-name="P4"><text:span text:style-name="Title_5f_SE"><text:span text:style-name="T8">Milan, November 2014.</text:span></text:span></text:p>
      <text:p text:style-name="P13"><text:span text:style-name="Title_5f_SE"><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 Introduction<text:tab/>1</text:p>
          <text:p text:style-name="P18">1.1 Purpose<text:tab/>1</text:p>
          <text:p text:style-name="P18">1.2 Scope<text:tab/>1</text:p>
          <text:p text:style-name="P18">1.3 Glossary<text:tab/>2</text:p>
          <text:p text:style-name="P16">2. Overall description<text:tab/>4</text:p>
          <text:p text:style-name="P18">2.1 Product perspective<text:tab/>4</text:p>
          <text:p text:style-name="P18">2.2 Identifying stakeholders<text:tab/>4</text:p>
          <text:p text:style-name="P18">2.3 User Characteristics<text:tab/>5</text:p>
          <text:p text:style-name="P18">2.4 Actors identifying<text:tab/>5</text:p>
          <text:p text:style-name="P18">2.5 Goals<text:tab/>5</text:p>
          <text:p text:style-name="P18">2.6 Domain properties<text:tab/>6</text:p>
          <text:p text:style-name="P18">2.7 Assumptions<text:tab/>7</text:p>
          <text:p text:style-name="P16">3. Requirements<text:tab/>8</text:p>
          <text:p text:style-name="P18">3.1 Functional requirements<text:tab/>8</text:p>
          <text:p text:style-name="P18">3.2 Non-functional requirements<text:tab/>9</text:p>
          <text:p text:style-name="P16">4. Scenarios<text:tab/>10</text:p>
        </text:index-body>
      </text:table-of-content>
      <text:p text:style-name="P2"><text:span text:style-name="Title_5f_SE"><text:span text:style-name="T2"/></text:span></text:p>
      <text:h text:style-name="P14" text:outline-level="1"><text:span text:style-name="T1">1</text:span>. Introduction</text:h>
      <text:h text:style-name="P17" text:outline-level="2">1.1 Purpose</text:h>
      <text:p text:style-name="P5">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5"/>
      <text:h text:style-name="P17" text:outline-level="2">1.2 Scope</text:h>
      <text:p text:style-name="P5">The aim of this project is to develop and implement MeteoCal, a weather based online calendar for helping people schedule their personal events and avoiding bad weather conditions in case of outdoor activities.</text:p>
      <text:p text:style-name="P5">The developed system should allow the registration of new users. Users, once logged in, should be able to:</text:p>
      <text:list xml:id="list2549625927792491787" text:style-name="L1">
        <text:list-item>
          <text:p text:style-name="P19">create, delete and update events</text:p>
        </text:list-item>
        <text:list-item>
          <text:p text:style-name="P19">accept or decline event invitations from other users</text:p>
        </text:list-item>
        <text:list-item>
          <text:p text:style-name="P19">receive and read notifications about the events they are participating in</text:p>
        </text:list-item>
      </text:list>
      <text:p text:style-name="P5">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5">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5"/>
      <text:h text:style-name="Heading_20_2" text:outline-level="2">1.3 Glossary</text:h>
      <text:p text:style-name="Text_20_body">The following are the definitions of some commonly used phrases throughout the document:</text:p>
      <text:list xml:id="list610838377786368098" text:style-name="L2">
        <text:list-item>
          <text:p text:style-name="P21"><text:span text:style-name="T6">Calendar: </text:span>a graphical representation of a chart showing the days, weeks, and months of a particular year and possibly also events taking place on those days</text:p>
        </text:list-item>
        <text:list-item>
          <text:p text:style-name="P21"><text:span text:style-name="T6">Event:</text:span><text:span text:style-name="T5"> a planned social occasion organized by a user. It is classified either as an outdoor or an indoor activity and has a specified location, start time and duration</text:span></text:p>
        </text:list-item>
        <text:list-item>
          <text:p text:style-name="P23">Guest:<text:span text:style-name="T5"> a person accessing a system that has either never registered of hasn't logged in yet. Guest has only two available options, to log in or to register for the first time.</text:span></text:p>
        </text:list-item>
        <text:list-item>
          <text:p text:style-name="P23">Invitation:<text:span text:style-name="T5"> organizer's event participation request sent out to other users. A user who receives an invitation can either accept or reject it.</text:span></text:p>
        </text:list-item>
        <text:list-item>
          <text:p text:style-name="P21"><text:span text:style-name="T6">Organizer:</text:span><text:span text:style-name="T5"> (of an event) a user who created that particular event</text:span></text:p>
        </text:list-item>
        <text:list-item>
          <text:p text:style-name="P21"><text:soft-page-break/><text:span text:style-name="T6">Participant:</text:span><text:span text:style-name="T5"> (of a specific event) a user who accepted organizer's invitation to that particular event</text:span></text:p>
        </text:list-item>
        <text:list-item>
          <text:p text:style-name="P23">User: <text:span text:style-name="T5">a person already registered and logged into the system.</text:span></text:p>
        </text:list-item>
        <text:list-item>
          <text:p text:style-name="P21"><text:span text:style-name="T6">Weather:</text:span><text:span text:style-name="T5"> the state of the atmosphere at a given time and place. In this document it will be used in conjunction with phrases 'good' and 'bad' to describe suitable and not suitable weather, respectively, for the event in questio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2. Overall description</text:h>
      <text:h text:style-name="Heading_20_2" text:outline-level="2">2.1 Product perspective</text:h>
      <text:p text:style-name="Text_20_body">MeteoCal is a web application that provides users a service described in section <text:a xlink:type="simple" xlink:href="#1.2.1.2 Scope|outline" text:style-name="Internet_20_link" text:visited-style-name="Visited_20_Internet_20_Link">1.2</text:a>.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p>
      <text:p text:style-name="Text_20_body">Considering MeteoCal is a web app, it is platform independent. The only requirement is users having a web browser installed on the device of their choice.</text:p>
      <text:h text:style-name="Heading_20_2" text:outline-level="2">2.2 Identifying stakeholders</text:h>
      <text:p text:style-name="Text_20_body">There are tree distinct interest groups of people regarding this project:</text:p>
      <text:list xml:id="list7358429736082034596" text:style-name="L3">
        <text:list-item>
          <text:p text:style-name="P25"><text:span text:style-name="T5">The </text:span><text:span text:style-name="T6">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25"><text:soft-page-break/>The <text:span text:style-name="T6">users</text:span> who will use the application and rely on it for scheduling and managing the events they are participating in</text:p>
        </text:list-item>
        <text:list-item>
          <text:p text:style-name="P25">The <text:span text:style-name="T6">developer </text:span>group, in this case one person, responsible for the actual design and development of the software</text:p>
          <text:p text:style-name="P25"/>
        </text:list-item>
      </text:list>
      <text:h text:style-name="Heading_20_2" text:outline-level="2">2.3 User Characteristics</text:h>
      <text:p text:style-name="Text_20_body">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Text_20_body"/>
      <text:h text:style-name="Heading_20_2" text:outline-level="2">2.4 Actors identifying</text:h>
      <text:p text:style-name="Text_20_body">Two possible actors interacting with our system are the following:</text:p>
      <text:list xml:id="list5652650577881835823" text:style-name="L4">
        <text:list-item>
          <text:p text:style-name="P26"><text:span text:style-name="T6">Guest:</text:span> <text:span text:style-name="T5">person accessing a system that has either never registered of hasn't logged in yet. Guest can only access the initial page from where he has only two available options, to log in or to sign up for the first time.</text:span></text:p>
        </text:list-item>
        <text:list-item>
          <text:p text:style-name="P26"><text:span text:style-name="T6">User: </text:span><text:span text:style-name="T5">a person already registered and logged into the system. User can use all of the features offered by the application</text:span></text:p>
          <text:p text:style-name="P27"/>
        </text:list-item>
      </text:list>
      <text:h text:style-name="Heading_20_2" text:outline-level="2">2.5 Goals</text:h>
      <text:p text:style-name="P5">Having possible users in mind, MeteoCal should have these features:</text:p>
      <text:list xml:id="list1174301967261398507" text:style-name="L5">
        <text:list-item>
          <text:p text:style-name="P20"><text:soft-page-break/>registering new users</text:p>
        </text:list-item>
        <text:list-item>
          <text:p text:style-name="P20">managing weather information for all events</text:p>
        </text:list-item>
        <text:list-item>
          <text:p text:style-name="P20">sending weather based notifications regarding an event to all of it's participants</text:p>
        </text:list-item>
        <text:list-item>
          <text:p text:style-name="P20">for each user it should provide a calendar</text:p>
        </text:list-item>
        <text:list-item>
          <text:p text:style-name="P20">for each user it should provide following actions:</text:p>
          <text:list>
            <text:list-item>
              <text:p text:style-name="P20">creating new events</text:p>
            </text:list-item>
            <text:list-item>
              <text:p text:style-name="P20">modifying and deleting events which they created themselves</text:p>
            </text:list-item>
            <text:list-item>
              <text:p text:style-name="P20">inviting other users to events which they created themselves</text:p>
            </text:list-item>
            <text:list-item>
              <text:p text:style-name="P20">accepting or declining event invitations</text:p>
              <text:p text:style-name="P20"/>
            </text:list-item>
          </text:list>
        </text:list-item>
      </text:list>
      <text:h text:style-name="Heading_20_2" text:outline-level="2">2.6 Domain properties</text:h>
      <text:p text:style-name="Text_20_body">We suppose that these conditions hold in the analyzed world:</text:p>
      <text:list xml:id="list9096091794821154973" text:style-name="L6">
        <text:list-item>
          <text:p text:style-name="P28">each event is held in one specific location and at one specific time</text:p>
        </text:list-item>
        <text:list-item>
          <text:p text:style-name="P28">each event is either outdoor or indoor</text:p>
        </text:list-item>
        <text:list-item>
          <text:p text:style-name="P28">a user creating the event knows and provides correct information needed about the event (time, place, indoor/outdoor)</text:p>
        </text:list-item>
        <text:list-item>
          <text:p text:style-name="P28">a user knows the usernames of other users he wishes to invite</text:p>
        </text:list-item>
        <text:list-item>
          <text:p text:style-name="P28">a user creating the event is considered a participant</text:p>
        </text:list-item>
        <text:list-item>
          <text:p text:style-name="P28">a user will want to create only future events</text:p>
        </text:list-item>
        <text:list-item>
          <text:p text:style-name="P28">a person can be only in one place at a specific point in time</text:p>
        </text:list-item>
        <text:list-item>
          <text:p text:style-name="P28">a user can receive a lot of invitations for events happening at the same <text:soft-page-break/>time, but can only accept one </text:p>
        </text:list-item>
        <text:list-item>
          <text:p text:style-name="P28">weather forecasts are reliable</text:p>
        </text:list-item>
      </text:list>
      <text:h text:style-name="Heading_20_2" text:outline-level="2">2.7 Assumptions</text:h>
      <text:p text:style-name="Text_20_body">Considering that there were some ambiguities in the specification document, the following facts are assumed:</text:p>
      <text:list xml:id="list9175795625423316167" text:style-name="L7">
        <text:list-item>
          <text:p text:style-name="P29">weather forecast is checked 2 times. First, upon event creation in order to enrich the created event, and second time is one day before the event. </text:p>
        </text:list-item>
      </text:list>
      <text:list xml:id="list3902919032818389408" text:style-name="L8">
        <text:list-item>
          <text:p text:style-name="P30">bad weather means any weather that is unpleasantly cold, damp or windy </text:p>
        </text:list-item>
        <text:list-item>
          <text:p text:style-name="P30">users can accept, reject or leave invitation pending</text:p>
          <text:p text:style-name="P30"/>
        </text:list-item>
      </text:list>
      <text:h text:style-name="Heading_20_2" text:outline-level="2"/>
      <text:h text:style-name="P15" text:outline-level="1">3. Requirements</text:h>
      <text:p text:style-name="Text_20_body">Assuming the domain properties stated in section 2.6 hold, we can derive software requirements from the goals defined in section 2.5. </text:p>
      <text:p text:style-name="Text_20_body"/>
      <text:h text:style-name="Heading_20_2" text:outline-level="2">3.1 Functional requirements</text:h>
      <text:p text:style-name="Text_20_body">Functional requirements are defined for the system and for each actor identified in 2.4.</text:p>
      <text:list xml:id="list3983394775449056099" text:style-name="L9">
        <text:list-item>
          <text:p text:style-name="P31"><text:span text:style-name="T5">For a </text:span><text:span text:style-name="T6">Guest </text:span><text:span text:style-name="T5">the system has to provide 2 functionalists:</text:span></text:p>
          <text:list>
            <text:list-item>
              <text:p text:style-name="P31"><text:span text:style-name="T13">sign up: </text:span><text:span text:style-name="T5">a guest will have to provide some basic information like a username and a password in order to be registered as a user</text:span></text:p>
            </text:list-item>
            <text:list-item>
              <text:p text:style-name="P31"><text:span text:style-name="T13">log in: </text:span><text:span text:style-name="T5">after entering correct identification information ( username and password) the guest will be logged in and redirected to his homepage</text:span></text:p>
              <text:p text:style-name="P31"><text:span text:style-name="T5"/></text:p>
            </text:list-item>
          </text:list>
        </text:list-item>
        <text:list-item>
          <text:p text:style-name="P31"><text:span text:style-name="T5">For a </text:span><text:span text:style-name="T6">User</text:span><text:span text:style-name="T5"> the system has to provide the following functionality:</text:span></text:p>
          <text:list>
            <text:list-item>
              <text:p text:style-name="P24">Sign out</text:p>
            </text:list-item>
            <text:list-item>
              <text:p text:style-name="P32"><text:span text:style-name="T5">View and browse his calendar : </text:span></text:p>
              <text:list>
                <text:list-item>
                  <text:p text:style-name="P31"><text:span text:style-name="T5">the user has to have the ability to access his calendar at any time, browse through it, and display all the events for a particular day by clicking on the desired date in the calendar </text:span></text:p>
                </text:list-item>
              </text:list>
            </text:list-item>
            <text:list-item>
              <text:p text:style-name="P32"><text:soft-page-break/><text:span text:style-name="T5">Managing events:</text:span></text:p>
              <text:list>
                <text:list-item>
                  <text:p text:style-name="P31"><text:span text:style-name="T5">- create a new event</text:span></text:p>
                </text:list-item>
                <text:list-item>
                  <text:p text:style-name="P31"><text:span text:style-name="T5">- update events which users themselves created</text:span></text:p>
                </text:list-item>
                <text:list-item>
                  <text:p text:style-name="P31"><text:span text:style-name="T5">- delete events which users themselves created</text:span></text:p>
                </text:list-item>
                <text:list-item>
                  <text:p text:style-name="P31"><text:span text:style-name="T5">- invite other users to events <text:s/>which users themselves created</text:span></text:p>
                </text:list-item>
              </text:list>
            </text:list-item>
            <text:list-item>
              <text:p text:style-name="P32"><text:span text:style-name="T5">Manage invitations:</text:span></text:p>
              <text:list>
                <text:list-item>
                  <text:p text:style-name="P31">- view received invitations</text:p>
                </text:list-item>
                <text:list-item>
                  <text:p text:style-name="P31">- accept or decline invitations</text:p>
                </text:list-item>
              </text:list>
            </text:list-item>
            <text:list-item>
              <text:p text:style-name="P33">Manage notifications:</text:p>
              <text:list>
                <text:list-item>
                  <text:p text:style-name="P31">- view weather based notifications about the events the users are participating in</text:p>
                </text:list-item>
              </text:list>
            </text:list-item>
          </text:list>
        </text:list-item>
        <text:list-item>
          <text:p text:style-name="P31">The <text:span text:style-name="T6">system</text:span><text:span text:style-name="T5"> should :</text:span></text:p>
          <text:list>
            <text:list-item>
              <text:p text:style-name="P31"><text:span text:style-name="T5">Enrich the event with weather information upon it's creation</text:span></text:p>
            </text:list-item>
            <text:list-item>
              <text:p text:style-name="P31"><text:span text:style-name="T5">Update the weather forecast one day before the event and notify all participants in case of bad weather conditions</text:span></text:p>
            </text:list-item>
          </text:list>
        </text:list-item>
      </text:list>
      <text:p text:style-name="Text_20_body"/>
      <text:h text:style-name="Heading_20_2" text:outline-level="2">3.2 Non-functional requirements</text:h>
      <text:p text:style-name="Text_20_body"><text:span text:style-name="T6">User Interface</text:span><text:span text:style-name="T15"> of the web application should be intuitive so even the non-technically savvy users can use the system as simply and efficiently as possible. </text:span></text:p>
      <text:p text:style-name="P6"><text:span text:style-name="T14">Availability</text:span><text:span text:style-name="T15">: the application should be available handle user's request at all times using any device with an installed web browser.</text:span></text:p>
      <text:h text:style-name="P15" text:outline-level="1">4. Scenarios</text:h>
      <text:p text:style-name="P7">Event Creation</text:p>
      <text:p text:style-name="Text_20_body">Jolene has bee<text:span text:style-name="T12">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2">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Text_20_body"/>
      <text:p text:style-name="P6">Event Invitations</text:p>
      <text:p text:style-name="Text_20_body">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usually the case of weddings. Luckily, Jack and Freda being technically savvy, <text:s/>have easily <text:soft-page-break/>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Text_20_body"/>
      <text:p text:style-name="P7">Event Notifications</text:p>
      <text:p text:style-name="Text_20_body">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1</text:page-number></text:p>
      </style:footer>
    </style:master-page>
    <style:master-page style:name="First_20_Page" style:display-name="First Page" style:page-layout-name="Mpm2" style:next-style-name="Standard">
      <style:footer>
        <text:p text:style-name="Footer"><text:page-number text:select-page="current">12</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3T01:09:33.34</dc:date>
    <dc:creator>alojzije </dc:creator>
    <meta:editing-duration>P1DT44M20S</meta:editing-duration>
    <meta:editing-cycles>71</meta:editing-cycles>
    <meta:generator>OpenOffice/4.1.1$Win32 OpenOffice.org_project/411m6$Build-9775</meta:generator>
    <meta:document-statistic meta:table-count="0" meta:image-count="0" meta:object-count="0" meta:page-count="13" meta:paragraph-count="124" meta:word-count="1931" meta:character-count="11365"/>
  </office:meta>
</office:document-meta>
</file>